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0aff43" officeooo:paragraph-rsid="000aff4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e7394" officeooo:paragraph-rsid="000e7394"/>
    </style:style>
    <style:style style:name="P3" style:family="paragraph" style:parent-style-name="Text_20_body">
      <style:text-properties officeooo:rsid="000e7394" officeooo:paragraph-rsid="000e7394"/>
    </style:style>
    <style:style style:name="P4" style:family="paragraph" style:parent-style-name="Heading_20_2">
      <style:text-properties officeooo:paragraph-rsid="000da1d2"/>
    </style:style>
    <style:style style:name="P5" style:family="paragraph" style:parent-style-name="Heading_20_2">
      <style:text-properties officeooo:rsid="000aff43" officeooo:paragraph-rsid="000aff43"/>
    </style:style>
    <style:style style:name="P6" style:family="paragraph" style:parent-style-name="Heading_20_2">
      <style:text-properties officeooo:paragraph-rsid="000aff43"/>
    </style:style>
    <style:style style:name="P7" style:family="paragraph" style:parent-style-name="Text_20_body" style:list-style-name="L1">
      <style:text-properties officeooo:paragraph-rsid="000fd59c"/>
    </style:style>
    <style:style style:name="P8" style:family="paragraph" style:parent-style-name="Text_20_body" style:list-style-name="L1">
      <style:text-properties fo:color="#ff0000" loext:opacity="100%" fo:font-weight="normal" officeooo:rsid="000d5730" officeooo:paragraph-rsid="000d5730" style:font-weight-asian="normal" style:font-weight-complex="normal"/>
    </style:style>
    <style:style style:name="P9" style:family="paragraph" style:parent-style-name="Text_20_body" style:list-style-name="L1">
      <style:text-properties officeooo:rsid="000aff43" officeooo:paragraph-rsid="000d5730"/>
    </style:style>
    <style:style style:name="P10" style:family="paragraph" style:parent-style-name="Text_20_body" style:list-style-name="L1">
      <style:text-properties officeooo:rsid="000aff43" officeooo:paragraph-rsid="000aff43"/>
    </style:style>
    <style:style style:name="P11" style:family="paragraph" style:parent-style-name="Text_20_body" style:list-style-name="L2">
      <style:text-properties officeooo:paragraph-rsid="000aff43"/>
    </style:style>
    <style:style style:name="P12" style:family="paragraph" style:parent-style-name="Text_20_body" style:list-style-name="L2">
      <style:text-properties officeooo:rsid="000fdb14" officeooo:paragraph-rsid="000fdb14"/>
    </style:style>
    <style:style style:name="P13" style:family="paragraph" style:parent-style-name="Text_20_body" style:list-style-name="L3">
      <style:text-properties officeooo:rsid="000fdb14" officeooo:paragraph-rsid="000fdb14"/>
    </style:style>
    <style:style style:name="P14" style:family="paragraph" style:parent-style-name="Text_20_body" style:list-style-name="L3">
      <style:text-properties officeooo:paragraph-rsid="000aff43"/>
    </style:style>
    <style:style style:name="T1" style:family="text">
      <style:text-properties officeooo:rsid="000aff43"/>
    </style:style>
    <style:style style:name="T2" style:family="text">
      <style:text-properties style:font-name="Liberation Sans" fo:font-size="16.1000003814697pt" fo:font-weight="bold" officeooo:rsid="000aff4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d573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" style:family="text">
      <style:text-properties fo:font-weight="normal" officeooo:rsid="000d5730" style:font-weight-asian="normal" style:font-weight-complex="normal"/>
    </style:style>
    <style:style style:name="T5" style:family="text">
      <style:text-properties fo:font-weight="normal" officeooo:rsid="000aff43" style:font-weight-asian="normal" style:font-weight-complex="normal"/>
    </style:style>
    <style:style style:name="T6" style:family="text">
      <style:text-properties fo:font-weight="bold" officeooo:rsid="000da1d2" style:font-weight-asian="bold" style:font-weight-complex="bold"/>
    </style:style>
    <style:style style:name="T7" style:family="text">
      <style:text-properties fo:color="#ff0000" loext:opacity="100%" fo:font-weight="normal" officeooo:rsid="000d5730" style:font-weight-asian="normal" style:font-weight-complex="normal"/>
    </style:style>
    <style:style style:name="T8" style:family="text">
      <style:text-properties fo:color="#ff0000" loext:opacity="100%" fo:font-weight="normal" officeooo:rsid="000fdb14" style:font-weight-asian="normal" style:font-weight-complex="normal"/>
    </style:style>
    <style:style style:name="T9" style:family="text">
      <style:text-properties fo:color="#ff0000" loext:opacity="100%" fo:font-weight="bold" officeooo:rsid="000d5730" style:font-weight-asian="bold" style:font-weight-complex="bold"/>
    </style:style>
    <style:style style:name="T10" style:family="text">
      <style:text-properties officeooo:rsid="000da1d2"/>
    </style:style>
    <style:style style:name="T11" style:family="text">
      <style:text-properties officeooo:rsid="000e7394"/>
    </style:style>
    <style:style style:name="T12" style:family="text">
      <style:text-properties officeooo:rsid="000fd59c"/>
    </style:style>
    <style:style style:name="T13" style:family="text">
      <style:text-properties officeooo:rsid="00113cf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f logiciel <text:line-break/>ludo-pédagogique</text:p>
      <text:h text:style-name="P4" text:outline-level="2">Équip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04112528">
          <table:table-cell table:style-name="Tableau1.A1" office:value-type="string">
            <text:p text:style-name="P1">NOM </text:p>
          </table:table-cell>
          <table:table-cell table:style-name="Tableau1.A1" office:value-type="string">
            <text:p text:style-name="P1">Prénom </text:p>
          </table:table-cell>
          <table:table-cell table:style-name="Tableau1.A1" office:value-type="string">
            <text:p text:style-name="P1">Groupe</text:p>
          </table:table-cell>
        </table:table-row>
        <table:table-row table:style-name="TableLine104698000">
          <table:table-cell table:style-name="Tableau1.A1" office:value-type="string">
            <text:p text:style-name="P2">BERTOUT</text:p>
          </table:table-cell>
          <table:table-cell table:style-name="Tableau1.A1" office:value-type="string">
            <text:p text:style-name="P2">Baptiste</text:p>
          </table:table-cell>
          <table:table-cell table:style-name="Tableau1.A1" office:value-type="string">
            <text:p text:style-name="P2">F</text:p>
          </table:table-cell>
        </table:table-row>
        <table:table-row table:style-name="TableLine104698624">
          <table:table-cell table:style-name="Tableau1.A1" office:value-type="string">
            <text:p text:style-name="P2">MILLEVILLE</text:p>
          </table:table-cell>
          <table:table-cell table:style-name="Tableau1.A1" office:value-type="string">
            <text:p text:style-name="P2">Paul</text:p>
          </table:table-cell>
          <table:table-cell table:style-name="Tableau1.A1" office:value-type="string">
            <text:p text:style-name="P2">F</text:p>
          </table:table-cell>
        </table:table-row>
      </table:table>
      <text:p text:style-name="Standard"/>
      <text:h text:style-name="Heading_20_2" text:outline-level="2"><text:span text:style-name="T6">Client.e </text:span><text:span text:style-name="T10">: </text:span><text:span text:style-name="T13">C. Cappelle</text:span><text:span text:style-name="T5"> <text:s/></text:span>(<text:span text:style-name="T10">décidé par vos enseignant.e.s de TP</text:span>)</text:h>
      <text:h text:style-name="P4" text:outline-level="2" text:is-list-header="true">Nom provisoire <text:span text:style-name="T1">du logiciel : </text:span><text:span text:style-name="T11">Le voyageur temporel</text:span></text:h>
      <text:h text:style-name="P5" text:outline-level="2">L’idée en 2-3 phrases</text:h>
      <text:p text:style-name="P3">Un voyageur dans le temps marche sur une frise chronologique pour visiter différentes époques. Aidez le à retrouver les bonnes dates.</text:p>
      <text:h text:style-name="Heading_20_2" text:outline-level="2">Ce que vous <text:span text:style-name="T3">comptez faire au minimum</text:span></text:h>
      <text:section text:style-name="Sect1" text:name="Section1">
        <text:list xml:id="list1962298995" text:style-name="L1">
          <text:list-item>
            <text:p text:style-name="P8">Affichage texte</text:p>
          </text:list-item>
          <text:list-item>
            <text:p text:style-name="P8">Contrôle de saisie</text:p>
          </text:list-item>
          <text:list-item>
            <text:p text:style-name="P9"><text:span text:style-name="T7">Sauvegarde de</text:span><text:span text:style-name="T9"> </text:span><text:span text:style-name="T8">pourcentage de résolution des différentes quizz ou période</text:span><text:span text:style-name="T4"> </text:span></text:p>
          </text:list-item>
          <text:list-item>
            <text:p text:style-name="P9"><text:s/><text:span text:style-name="T11">création de frise</text:span></text:p>
          </text:list-item>
          <text:list-item>
            <text:p text:style-name="P10"><text:s/><text:span text:style-name="T11">vérification des dates</text:span></text:p>
          </text:list-item>
          <text:list-item>
            <text:p text:style-name="P10"><text:s text:c="2"/><text:span text:style-name="T12">menu (affichage des différentes période : choix)</text:span></text:p>
          </text:list-item>
          <text:list-item>
            <text:p text:style-name="P7"><text:span text:style-name="T1"><text:s/></text:span><text:span text:style-name="T12">deux types de question : par date ou par </text:span>évènement<text:span text:style-name="T12"> </text:span></text:p>
          </text:list-item>
          <text:list-item>
            <text:p text:style-name="P10"/>
          </text:list-item>
        </text:list>
      </text:section>
      <text:h text:style-name="Heading_20_2" text:outline-level="2">Ce que vous pensez pouvoir faire <text:span text:style-name="T2">en + si vous avez le temps</text:span></text:h>
      <text:section text:style-name="Sect1" text:name="Section2">
        <text:list xml:id="list205035687" text:style-name="L2">
          <text:list-item>
            <text:p text:style-name="P11"><text:s/><text:span text:style-name="T12">Choix random es périodes</text:span></text:p>
          </text:list-item>
          <text:list-item>
            <text:p text:style-name="P11"><text:s/><text:span text:style-name="T12">menu plus précis avec différents moment de l’histoire en plus</text:span></text:p>
          </text:list-item>
          <text:list-item>
            <text:p text:style-name="P11"><text:s/><text:span text:style-name="T12">bouton → ajout de date : </text:span></text:p>
          </text:list-item>
          <text:list-item>
            <text:p text:style-name="P12">compteur de points</text:p>
          </text:list-item>
          <text:list-item>
            <text:p text:style-name="P11"><text:s/></text:p>
          </text:list-item>
          <text:list-item>
            <text:p text:style-name="P11"><text:s/></text:p>
          </text:list-item>
          <text:list-item>
            <text:p text:style-name="P11"><text:s/></text:p>
          </text:list-item>
          <text:list-item>
            <text:p text:style-name="P11"/>
          </text:list-item>
        </text:list>
      </text:section>
      <text:h text:style-name="P6" text:outline-level="2">Ce que vous <text:span text:style-name="T1">aimeriez</text:span> faire <text:span text:style-name="T2">mais qui vous semble trop difficile </text:span></text:h>
      <text:section text:style-name="Sect1" text:name="Section3">
        <text:list xml:id="list714706138" text:style-name="L3">
          <text:list-item>
            <text:p text:style-name="P13">Mode de jeu : quizz</text:p>
          </text:list-item>
          <text:list-item>
            <text:p text:style-name="P14"><text:s text:c="2"/><text:span text:style-name="T13">chrono</text:span></text:p>
          </text:list-item>
          <text:list-item>
            <text:p text:style-name="P14"><text:s/></text:p>
          </text:list-item>
          <text:list-item>
            <text:p text:style-name="P14"><text:s/></text:p>
          </text:list-item>
          <text:list-item>
            <text:p text:style-name="P14"><text:s/></text:p>
          </text:list-item>
          <text:list-item>
            <text:p text:style-name="P14"><text:s/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6:06:07.849912501</meta:creation-date>
    <dc:date>2022-11-15T13:47:46.020998916</dc:date>
    <meta:editing-duration>PT15H38M17S</meta:editing-duration>
    <meta:editing-cycles>7</meta:editing-cycles>
    <meta:generator>LibreOffice/7.3.4.2$Linux_X86_64 LibreOffice_project/728fec16bd5f605073805c3c9e7c4212a0120dc5</meta:generator>
    <meta:document-statistic meta:table-count="1" meta:image-count="0" meta:object-count="0" meta:page-count="1" meta:paragraph-count="40" meta:word-count="176" meta:character-count="949" meta:non-whitespace-character-count="801"/>
  </office:meta>
</office:document-meta>
</file>